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in" fo:border="none" style:writing-mode="page"/>
    </style:style>
    <style:style style:name="Table1.3" style:family="table-row">
      <style:table-row-properties style:min-row-height="0.2417in"/>
    </style:style>
    <style:style style:name="Part2" style:family="table">
      <style:table-properties style:width="6.925in" table:align="margins"/>
    </style:style>
    <style:style style:name="Part2.A" style:family="table-column">
      <style:table-column-properties style:column-width="1.7313in" style:rel-column-width="16383*"/>
    </style:style>
    <style:style style:name="Part2.D" style:family="table-column">
      <style:table-column-properties style:column-width="1.7313in" style:rel-column-width="16386*"/>
    </style:style>
    <style:style style:name="Part2.A1" style:family="table-cell">
      <style:table-cell-properties style:writing-mode="page"/>
    </style:style>
    <style:style style:name="P1" style:family="paragraph" style:parent-style-name="Standard">
      <style:paragraph-properties fo:text-align="start" style:justify-single-word="false"/>
      <style:text-properties officeooo:rsid="001fd65d" officeooo:paragraph-rsid="001fd65d"/>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fd65d" officeooo:paragraph-rsid="001fd65d"/>
    </style:style>
    <style:style style:name="P3" style:family="paragraph" style:parent-style-name="Standard">
      <style:paragraph-properties fo:text-align="start" style:justify-single-word="false"/>
      <style:text-properties style:text-underline-style="none" officeooo:rsid="001fd65d" officeooo:paragraph-rsid="001fd65d"/>
    </style:style>
    <style:style style:name="P4" style:family="paragraph" style:parent-style-name="Standard">
      <style:paragraph-properties fo:text-align="start" style:justify-single-word="false"/>
      <style:text-properties style:text-underline-style="none" officeooo:rsid="001fd65d" officeooo:paragraph-rsid="00272a43"/>
    </style:style>
    <style:style style:name="P5" style:family="paragraph" style:parent-style-name="Standard">
      <style:paragraph-properties fo:text-align="start" style:justify-single-word="false"/>
      <style:text-properties style:text-underline-style="none" officeooo:rsid="001fd65d" officeooo:paragraph-rsid="00281b2a"/>
    </style:style>
    <style:style style:name="P6" style:family="paragraph" style:parent-style-name="Standard">
      <style:paragraph-properties fo:text-align="start" style:justify-single-word="false"/>
      <style:text-properties style:text-underline-style="none" officeooo:rsid="001fd65d" officeooo:paragraph-rsid="00284889"/>
    </style:style>
    <style:style style:name="P7" style:family="paragraph" style:parent-style-name="Standard">
      <style:paragraph-properties fo:text-align="center" style:justify-single-word="false"/>
      <style:text-properties fo:font-size="16pt" officeooo:rsid="001fd65d" officeooo:paragraph-rsid="001fd65d" style:font-size-asian="16pt" style:font-size-complex="16pt"/>
    </style:style>
    <style:style style:name="P8" style:family="paragraph" style:parent-style-name="Table_20_Contents">
      <style:paragraph-properties fo:text-align="center" style:justify-single-word="false"/>
      <style:text-properties officeooo:rsid="0031963f" officeooo:paragraph-rsid="0031963f"/>
    </style:style>
    <style:style style:name="P9" style:family="paragraph" style:parent-style-name="Standard">
      <style:paragraph-properties fo:text-align="start" style:justify-single-word="false"/>
      <style:text-properties fo:font-style="normal" style:text-underline-style="none" officeooo:rsid="00284889" officeooo:paragraph-rsid="00284889"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1fd65d" officeooo:paragraph-rsid="00284889" style:font-style-asian="normal" style:font-style-complex="normal"/>
    </style:style>
    <style:style style:name="P11" style:family="paragraph" style:parent-style-name="Standard">
      <style:paragraph-properties fo:text-align="start" style:justify-single-word="false"/>
      <style:text-properties style:text-underline-style="none" officeooo:rsid="00229c29" officeooo:paragraph-rsid="00272a43"/>
    </style:style>
    <style:style style:name="T1" style:family="text">
      <style:text-properties officeooo:rsid="00216f91"/>
    </style:style>
    <style:style style:name="T2" style:family="text">
      <style:text-properties officeooo:rsid="0021f848"/>
    </style:style>
    <style:style style:name="T3" style:family="text">
      <style:text-properties officeooo:rsid="00229c29"/>
    </style:style>
    <style:style style:name="T4" style:family="text">
      <style:text-properties officeooo:rsid="002332c3"/>
    </style:style>
    <style:style style:name="T5" style:family="text">
      <style:text-properties fo:font-style="normal" style:font-style-asian="normal" style:font-style-complex="normal"/>
    </style:style>
    <style:style style:name="T6" style:family="text">
      <style:text-properties fo:font-style="normal" officeooo:rsid="002377ac" style:font-style-asian="normal" style:font-style-complex="normal"/>
    </style:style>
    <style:style style:name="T7" style:family="text">
      <style:text-properties fo:font-style="normal" officeooo:rsid="00284889" style:font-style-asian="normal" style:font-style-complex="normal"/>
    </style:style>
    <style:style style:name="T8" style:family="text">
      <style:text-properties fo:font-style="normal" officeooo:rsid="002cc08a" style:font-style-asian="normal" style:font-style-complex="normal"/>
    </style:style>
    <style:style style:name="T9" style:family="text">
      <style:text-properties fo:font-style="normal" officeooo:rsid="002d9036" style:font-style-asian="normal" style:font-style-complex="normal"/>
    </style:style>
    <style:style style:name="T10" style:family="text">
      <style:text-properties fo:font-style="normal" officeooo:rsid="002e5ca3" style:font-style-asian="normal" style:font-style-complex="normal"/>
    </style:style>
    <style:style style:name="T11" style:family="text">
      <style:text-properties fo:font-style="normal" officeooo:rsid="002fc8dd" style:font-style-asian="normal" style:font-style-complex="normal"/>
    </style:style>
    <style:style style:name="T12" style:family="text">
      <style:text-properties officeooo:rsid="002433ee"/>
    </style:style>
    <style:style style:name="T13" style:family="text">
      <style:text-properties officeooo:rsid="00252507"/>
    </style:style>
    <style:style style:name="T14" style:family="text">
      <style:text-properties officeooo:rsid="0025d297"/>
    </style:style>
    <style:style style:name="T15" style:family="text">
      <style:text-properties officeooo:rsid="00272a43"/>
    </style:style>
    <style:style style:name="T16" style:family="text">
      <style:text-properties officeooo:rsid="00281b2a"/>
    </style:style>
    <style:style style:name="T17" style:family="text">
      <style:text-properties officeooo:rsid="00284889"/>
    </style:style>
    <style:style style:name="T18" style:family="text">
      <style:text-properties officeooo:rsid="0029bfb6"/>
    </style:style>
    <style:style style:name="T19" style:family="text">
      <style:text-properties officeooo:rsid="002fc8d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port</text:p>
      <text:p text:style-name="P1"/>
      <text:p text:style-name="P2">Part 1:</text:p>
      <text:p text:style-name="P3"><text:tab/></text:p>
      <text:p text:style-name="P5"><text:tab/>The program will read an inputted <text:span text:style-name="T16">text</text:span>file <text:span text:style-name="T16">(.txt)</text:span>, <text:span text:style-name="T1">then search the number of instances of whatever is in the second line to the first line of the </text:span><text:span text:style-name="T17">text</text:span><text:span text:style-name="T1">file. The evaluation metrics that I will use for this experiment is time of completion and </text:span><text:span text:style-name="T17">the number of sub-strings found</text:span><text:span text:style-name="T1">. </text:span></text:p>
      <text:p text:style-name="P5"><text:span text:style-name="T1"><text:tab/>For this program I chose </text:span><text:span text:style-name="T2">the &lt;pthread.h&gt; library used in C/C++ languages because I’m most comfortable with it due to learning it last semester. </text:span></text:p>
      <text:p text:style-name="P6"><text:span text:style-name="T4"><text:tab/>For this experiment, I compiled the program by inputted three different </text:span><text:span text:style-name="T17">text</text:span><text:span text:style-name="T4">files with v</text:span><text:span text:style-name="T18">arious sub-strings found and comparing it with the elapsed time of the program</text:span><text:span text:style-name="T4">. T</text:span><text:span text:style-name="T17">o compile the program:</text:span></text:p>
      <text:p text:style-name="P6"><text:span text:style-name="T6"><text:tab/><text:tab/></text:span><text:span text:style-name="T7">gcc part_1.c -lpthread</text:span></text:p>
      <text:p text:style-name="P9"><text:tab/><text:tab/>./a.out message.txt</text:p>
      <text:p text:style-name="P9"><text:tab/><text:tab/>./a.out hamlet.txt</text:p>
      <text:p text:style-name="P9"><text:tab/><text:tab/>./a.out shakespeare.txt</text:p>
      <text:p text:style-name="P9"/>
      <text:p text:style-name="P6"><text:span text:style-name="T7"><text:tab/></text:span><text:span text:style-name="T6"> </text:span><text:span text:style-name="T5"><text:s text:c="2"/></text:span></text:p>
      <table:table table:name="Table1" table:style-name="Table1">
        <table:table-column table:style-name="Table1.A" table:number-columns-repeated="5"/>
        <table:table-row table:style-name="TableLine94581820515152">
          <table:table-cell table:style-name="Table1.A1" office:value-type="string">
            <text:p text:style-name="P8">Number of Substrings Found</text:p>
          </table:table-cell>
          <table:table-cell table:style-name="Table1.A1" office:value-type="string">
            <text:p text:style-name="P8">2</text:p>
          </table:table-cell>
          <table:table-cell table:style-name="Table1.A1" office:value-type="string">
            <text:p text:style-name="P8">85</text:p>
          </table:table-cell>
          <table:table-cell table:style-name="Table1.A1" office:value-type="string">
            <text:p text:style-name="P8">153</text:p>
          </table:table-cell>
          <table:table-cell table:style-name="Table1.A1" office:value-type="string">
            <text:p text:style-name="P8">10395</text:p>
          </table:table-cell>
        </table:table-row>
        <table:table-row table:style-name="TableLine94581820590224">
          <table:table-cell table:style-name="Table1.A1" office:value-type="string">
            <text:p text:style-name="P8">Time of Completion (ms)</text:p>
            <text:p text:style-name="P8">(Without Threads)</text:p>
          </table:table-cell>
          <table:table-cell table:style-name="Table1.A1" office:value-type="string">
            <text:p text:style-name="P8">0.687</text:p>
          </table:table-cell>
          <table:table-cell table:style-name="Table1.A1" office:value-type="string">
            <text:p text:style-name="P8">0.99</text:p>
          </table:table-cell>
          <table:table-cell table:style-name="Table1.A1" office:value-type="string">
            <text:p text:style-name="P8">18.936</text:p>
          </table:table-cell>
          <table:table-cell table:style-name="Table1.A1" office:value-type="string">
            <text:p text:style-name="P8">1.271</text:p>
          </table:table-cell>
        </table:table-row>
        <table:table-row table:style-name="Table1.3">
          <table:table-cell table:style-name="Table1.A1" office:value-type="string">
            <text:p text:style-name="P8">Time of Completion</text:p>
            <text:p text:style-name="P8">(ms)</text:p>
            <text:p text:style-name="P8">(With Threads)</text:p>
          </table:table-cell>
          <table:table-cell table:style-name="Table1.A1" office:value-type="string">
            <text:p text:style-name="P8">0.501</text:p>
          </table:table-cell>
          <table:table-cell table:style-name="Table1.A1" office:value-type="string">
            <text:p text:style-name="P8">0.93</text:p>
          </table:table-cell>
          <table:table-cell table:style-name="Table1.A1" office:value-type="string">
            <text:p text:style-name="P8">26.146</text:p>
          </table:table-cell>
          <table:table-cell table:style-name="Table1.A1" office:value-type="string">
            <text:p text:style-name="P8">1.063</text:p>
          </table:table-cell>
        </table:table-row>
      </table:table>
      <text:p text:style-name="P10"/>
      <text:p text:style-name="P6"><draw:frame draw:style-name="fr1" draw:name="Object2" text:anchor-type="char" svg:width="6.2984in" svg:height="3.5429in" draw:z-index="1"><draw:object xlink:href="./Object 2" xlink:type="simple" xlink:show="embed" xlink:actuate="onLoad"/><draw:image xlink:href="./ObjectReplacements/Object 2" xlink:type="simple" xlink:show="embed" xlink:actuate="onLoad"/></draw:frame><text:span text:style-name="T5"><text:tab/></text:span><text:span text:style-name="T8">You can see from the graph above that the time of completion is affected if multi-threading is used </text:span><text:span text:style-name="T9">or not. For the most part using multi-threading is faster the only special cases where it is not, is when the total number of characters of a textfile is is relatively low. I can conclude that multi-threading </text:span><text:soft-page-break/><text:span text:style-name="T9">does speed up the program and the more threads it has the faster it will run because the work </text:span><text:span text:style-name="T10">will be divided up to </text:span><text:span text:style-name="T11">increase productivity.</text:span><text:span text:style-name="T8"> </text:span></text:p>
      <text:p text:style-name="P1"/>
      <text:p text:style-name="P2">Part 2:</text:p>
      <text:p text:style-name="P2"/>
      <text:p text:style-name="P4"><text:tab/><text:span text:style-name="T2">The program will </text:span><text:span text:style-name="T3">read an inputted </text:span><text:span text:style-name="T15">text</text:span><text:span text:style-name="T3">file </text:span><text:span text:style-name="T15">(.txt)</text:span><text:span text:style-name="T3">, then create two threads which one reads the .txt file and put it an a circle queue for the the second thread to read that queue and prints it out. The evaluation metrics that I will use for this experiment is </text:span><text:span text:style-name="T13">time of completion and number of characters</text:span><text:span text:style-name="T3">. </text:span></text:p>
      <text:p text:style-name="P11"><text:tab/>For this program I chose the &lt;pthread.h&gt; library used in C/C++ languages because I’m most comfortable with it due to learning it last semester. </text:p>
      <text:p text:style-name="P4"><text:span text:style-name="T12"><text:tab/>For this experiment, I complied the program by </text:span><text:span text:style-name="T19">inputted different textfiles with different total character sizes for the textfile and compared with time of completion </text:span><text:span text:style-name="T12">. To compil</text:span><text:span text:style-name="T19">e the program</text:span><text:span text:style-name="T13">:</text:span></text:p>
      <text:p text:style-name="P4"><text:tab/><text:tab/><text:span text:style-name="T19">gcc part_2.c -lpthread</text:span></text:p>
      <text:p text:style-name="P4"><text:tab/><text:tab/>./<text:span text:style-name="T19">a.out</text:span></text:p>
      <text:p text:style-name="P4"><text:tab/><text:tab/><text:span text:style-name="T19">Enter filename : message.txt</text:span></text:p>
      <text:p text:style-name="P4"><text:tab/><text:tab/><text:span text:style-name="T19">Enter filename : hamlet.txt</text:span></text:p>
      <text:p text:style-name="P4"><text:tab/><text:tab/><text:span text:style-name="T19">Enter filename : shakespeare.txt</text:span></text:p>
      <text:p text:style-name="P3"/>
      <text:p text:style-name="P3"/>
      <table:table table:name="Part2" table:style-name="Part2">
        <table:table-column table:style-name="Part2.A" table:number-columns-repeated="3"/>
        <table:table-column table:style-name="Part2.D"/>
        <table:table-row table:style-name="TableLine94581820555120">
          <table:table-cell table:style-name="Part2.A1" office:value-type="string">
            <text:p text:style-name="P8">Number of Characters</text:p>
          </table:table-cell>
          <table:table-cell table:style-name="Part2.A1" office:value-type="string">
            <text:p text:style-name="P8">79</text:p>
          </table:table-cell>
          <table:table-cell table:style-name="Part2.A1" office:value-type="string">
            <text:p text:style-name="P8">142,960</text:p>
          </table:table-cell>
          <table:table-cell table:style-name="Part2.A1" office:value-type="string">
            <text:p text:style-name="P8">4,318,676</text:p>
          </table:table-cell>
        </table:table-row>
        <table:table-row table:style-name="TableLine94581820948224">
          <table:table-cell table:style-name="Part2.A1" office:value-type="string">
            <text:p text:style-name="P8">Time of Completion</text:p>
            <text:p text:style-name="P8">(milliseconds)</text:p>
          </table:table-cell>
          <table:table-cell table:style-name="Part2.A1" office:value-type="string">
            <text:p text:style-name="P8">0.500000</text:p>
          </table:table-cell>
          <table:table-cell table:style-name="Part2.A1" office:value-type="string">
            <text:p text:style-name="P8">0.500000</text:p>
          </table:table-cell>
          <table:table-cell table:style-name="Part2.A1" office:value-type="string">
            <text:p text:style-name="P8">0.500000</text:p>
          </table:table-cell>
        </table:table-row>
      </table:table>
      <text:p text:style-name="P1"/>
      <text:p text:style-name="P1"><draw:frame draw:style-name="fr1" draw:name="Object1" text:anchor-type="char" svg:width="6.2984in" svg:height="3.5429in" draw:z-index="0"><draw:object xlink:href="./Object 1" xlink:type="simple" xlink:show="embed" xlink:actuate="onLoad"/><draw:image xlink:href="./ObjectReplacements/Object 1" xlink:type="simple" xlink:show="embed" xlink:actuate="onLoad"/></draw:frame></text:p>
      <text:p text:style-name="P1"><text:tab/><text:span text:style-name="T14">You can see from the graph above the number of characters in the file being read does not affect the amount of time the program needs to complete. After collecting and analyzing the results I conclude that if I were to use more threads then the time of completion would decrease because there are more “workers” to do the reading and printing of the text file.</text:span></text:p>
      <text:p text:style-name="P1"/>
      <text:p text:style-name="P2">Part 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4:19:43.680847596</meta:creation-date>
    <dc:date>2021-03-21T21:08:55.022317015</dc:date>
    <meta:editing-duration>PT12M2S</meta:editing-duration>
    <meta:editing-cycles>5</meta:editing-cycles>
    <meta:generator>LibreOffice/7.1.1.2$Linux_X86_64 LibreOffice_project/10$Build-2</meta:generator>
    <meta:document-statistic meta:table-count="2" meta:image-count="0" meta:object-count="2" meta:page-count="2" meta:paragraph-count="50" meta:word-count="432" meta:character-count="2561" meta:non-whitespace-character-count="214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7.32cm" svg:y="0.315cm" chart:style-name="ch2">
          <text:p>Part 2</text:p>
        </chart:title>
        <chart:plot-area chart:style-name="ch3" chart:data-source-has-labels="both" svg:x="1.33cm" svg:y="1.273cm" svg:width="14.349cm" svg:height="6.566cm">
          <chart:coordinate-region svg:x="2.057cm" svg:y="1.473cm" svg:width="12.866cm" svg:height="5.719cm"/>
          <chart:axis chart:dimension="x" chart:name="primary-x" chart:style-name="ch4" chartooo:axis-type="auto">
            <chartooo:date-scale/>
            <chart:title svg:x="6.859cm" svg:y="8.018cm" chart:style-name="ch5">
              <text:p>Number of Characters</text:p>
            </chart:title>
            <chart:categories table:cell-range-address="local-table.$A$2:.$A$4"/>
          </chart:axis>
          <chart:axis chart:dimension="y" chart:name="primary-y" chart:style-name="ch6">
            <chart:title svg:x="0.451cm" svg:y="7.061cm" chart:style-name="ch7">
              <text:p>Time of Completion (Milliseconds)</text:p>
            </chart:title>
            <chart:grid chart:style-name="ch8" chart:class="major"/>
          </chart:axis>
          <chart:series chart:style-name="ch9" chart:values-cell-range-address="local-table.$B$2:.$B$4" chart:label-cell-address="local-table.$B$1"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79</text:p>
              </table:table-cell>
              <table:table-cell office:value-type="float" office:value="0.5">
                <text:p>0.5</text:p>
              </table:table-cell>
            </table:table-row>
            <table:table-row>
              <table:table-cell office:value-type="string">
                <text:p>142,960</text:p>
              </table:table-cell>
              <table:table-cell office:value-type="float" office:value="0.5">
                <text:p>0.5</text:p>
              </table:table-cell>
            </table:table-row>
            <table:table-row>
              <table:table-cell office:value-type="string">
                <text:p>4,318,676</text:p>
              </table:table-cell>
              <table:table-cell office:value-type="float" office:value="0.5">
                <text:p>0.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1.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7.32cm" svg:y="0.315cm" chart:style-name="ch2">
          <text:p>Part 1</text:p>
        </chart:title>
        <chart:legend chart:legend-position="end" svg:x="12.14cm" svg:y="3.951cm" style:legend-expansion="high" chart:style-name="ch3"/>
        <chart:plot-area chart:style-name="ch4" chart:data-source-has-labels="both" svg:x="1.33cm" svg:y="1.273cm" svg:width="10.491cm" svg:height="6.566cm">
          <chart:coordinate-region svg:x="1.951cm" svg:y="1.472cm" svg:width="9.405cm" svg:height="5.72cm"/>
          <chart:axis chart:dimension="x" chart:name="primary-x" chart:style-name="ch5" chartooo:axis-type="auto">
            <chartooo:date-scale/>
            <chart:title svg:x="4.507cm" svg:y="8.018cm" chart:style-name="ch6">
              <text:p>Number of Substrings found</text:p>
            </chart:title>
            <chart:categories table:cell-range-address="local-table.$A$2:.$A$5"/>
          </chart:axis>
          <chart:axis chart:dimension="y" chart:name="primary-y" chart:style-name="ch7">
            <chart:title svg:x="0.451cm" svg:y="7.034cm" chart:style-name="ch8">
              <text:p>Time for Completion (millisecond)</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out Threads</text:p>
              </table:table-cell>
              <table:table-cell office:value-type="string">
                <text:p>With Threads</text:p>
              </table:table-cell>
            </table:table-row>
          </table:table-header-rows>
          <table:table-rows>
            <table:table-row>
              <table:table-cell office:value-type="string">
                <text:p>2</text:p>
              </table:table-cell>
              <table:table-cell office:value-type="float" office:value="0.687">
                <text:p>0.687</text:p>
              </table:table-cell>
              <table:table-cell office:value-type="float" office:value="0.501">
                <text:p>0.501</text:p>
              </table:table-cell>
            </table:table-row>
            <table:table-row>
              <table:table-cell office:value-type="string">
                <text:p>85</text:p>
              </table:table-cell>
              <table:table-cell office:value-type="float" office:value="0.93">
                <text:p>0.93</text:p>
              </table:table-cell>
              <table:table-cell office:value-type="float" office:value="0.99">
                <text:p>0.99</text:p>
              </table:table-cell>
            </table:table-row>
            <table:table-row>
              <table:table-cell office:value-type="string">
                <text:p>153</text:p>
              </table:table-cell>
              <table:table-cell office:value-type="float" office:value="26.146">
                <text:p>26.146</text:p>
              </table:table-cell>
              <table:table-cell office:value-type="float" office:value="18.936">
                <text:p>18.936</text:p>
              </table:table-cell>
            </table:table-row>
            <table:table-row>
              <table:table-cell office:value-type="string">
                <text:p>10395</text:p>
              </table:table-cell>
              <table:table-cell office:value-type="float" office:value="1.063">
                <text:p>1.063</text:p>
              </table:table-cell>
              <table:table-cell office:value-type="float" office:value="1.271">
                <text:p>1.27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1.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